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nux Biolinum O" svg:font-family="Linux Biolinum O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4.5in"/>
    </style:style>
    <style:style style:name="TableColumn3" style:family="table-column">
      <style:table-column-properties style:column-width="4.5in"/>
    </style:style>
    <style:style style:name="Table1" style:family="table" style:master-page-name="MP0">
      <style:table-properties style:width="9in" fo:margin-left="0in" table:align="left"/>
    </style:style>
    <style:style style:name="TableRow4" style:family="table-row">
      <style:table-row-properties style:min-row-height="0.5in"/>
    </style:style>
    <style:style style:name="TableCell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</style:style>
    <style:style style:name="T7" style:parent-style-name="DefaultParagraphFont" style:family="text">
      <style:text-properties style:font-name="Linux Biolinum O" style:font-name-complex="Linux Biolinum O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Linux Biolinum O" style:font-name-complex="Linux Biolinum O" fo:font-size="20pt" style:font-size-asian="20pt"/>
    </style:style>
    <style:style style:name="T9" style:parent-style-name="DefaultParagraphFont" style:family="text">
      <style:text-properties style:font-name="Linux Biolinum O" style:font-name-complex="Linux Biolinum O" fo:font-size="20pt" style:font-size-asian="20pt"/>
    </style:style>
    <style:style style:name="T10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Cell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13" style:parent-style-name="DefaultParagraphFont" style:family="text">
      <style:text-properties style:font-name="Linux Biolinum O" style:font-name-complex="Linux Biolinum O" fo:font-size="20pt" style:font-size-asian="20pt"/>
    </style:style>
    <style:style style:name="T14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Row15" style:family="table-row">
      <style:table-row-properties style:min-row-height="0.5in"/>
    </style:style>
    <style:style style:name="TableCell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style:font-name="Linux Biolinum O" style:font-name-complex="Linux Biolinum O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style:font-name="Linux Biolinum O" style:font-name-complex="Linux Biolinum O" fo:font-size="20pt" style:font-size-asian="20pt"/>
    </style:style>
    <style:style style:name="T20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Cell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" style:parent-style-name="Normal" style:family="paragraph">
      <style:paragraph-properties fo:margin-bottom="0in" fo:line-height="100%"/>
    </style:style>
    <style:style style:name="T23" style:parent-style-name="DefaultParagraphFont" style:family="text">
      <style:text-properties style:font-name="Linux Biolinum O" style:font-name-complex="Linux Biolinum O" fo:font-size="20pt" style:font-size-asian="20pt"/>
    </style:style>
    <style:style style:name="T24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Row25" style:family="table-row">
      <style:table-row-properties style:min-row-height="0.5in"/>
    </style:style>
    <style:style style:name="TableCell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28" style:parent-style-name="DefaultParagraphFont" style:family="text">
      <style:text-properties style:font-name="Linux Biolinum O" style:font-name-complex="Linux Biolinum O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29" style:parent-style-name="DefaultParagraphFont" style:family="text">
      <style:text-properties style:font-name="Linux Biolinum O" style:font-name-complex="Linux Biolinum O" fo:font-size="20pt" style:font-size-asian="20pt"/>
    </style:style>
    <style:style style:name="T30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Cell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name="Linux Biolinum O" style:font-name-complex="Linux Biolinum O" fo:font-size="20pt" style:font-size-asian="20pt"/>
    </style:style>
    <style:style style:name="T34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Row35" style:family="table-row">
      <style:table-row-properties style:min-row-height="0.5in"/>
    </style:style>
    <style:style style:name="TableCell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Linux Biolinum O" style:font-name-complex="Linux Biolinum O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39" style:parent-style-name="DefaultParagraphFont" style:family="text">
      <style:text-properties style:font-name="Linux Biolinum O" style:font-name-complex="Linux Biolinum O" fo:font-size="20pt" style:font-size-asian="20pt"/>
    </style:style>
    <style:style style:name="T40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Cell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="Linux Biolinum O" style:font-name-complex="Linux Biolinum O" fo:font-size="20pt" style:font-size-asian="20pt"/>
    </style:style>
    <style:style style:name="T44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Row45" style:family="table-row">
      <style:table-row-properties style:min-row-height="0.5in"/>
    </style:style>
    <style:style style:name="TableCell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48" style:parent-style-name="DefaultParagraphFont" style:family="text">
      <style:text-properties style:font-name="Linux Biolinum O" style:font-name-complex="Linux Biolinum O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49" style:parent-style-name="DefaultParagraphFont" style:family="text">
      <style:text-properties style:font-name="Linux Biolinum O" style:font-name-complex="Linux Biolinum O" fo:font-size="20pt" style:font-size-asian="20pt"/>
    </style:style>
    <style:style style:name="T50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Cell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53" style:parent-style-name="DefaultParagraphFont" style:family="text">
      <style:text-properties style:font-name="Linux Biolinum O" style:font-name-complex="Linux Biolinum O" fo:font-size="20pt" style:font-size-asian="20pt"/>
    </style:style>
    <style:style style:name="T54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Row55" style:family="table-row">
      <style:table-row-properties style:min-row-height="0.5in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Linux Biolinum O" style:font-name-complex="Linux Biolinum O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59" style:parent-style-name="DefaultParagraphFont" style:family="text">
      <style:text-properties style:font-name="Linux Biolinum O" style:font-name-complex="Linux Biolinum O" fo:font-size="20pt" style:font-size-asian="20pt"/>
    </style:style>
    <style:style style:name="T60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Cell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63" style:parent-style-name="DefaultParagraphFont" style:family="text">
      <style:text-properties style:font-name="Linux Biolinum O" style:font-name-complex="Linux Biolinum O" fo:font-size="20pt" style:font-size-asian="20pt"/>
    </style:style>
    <style:style style:name="T64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Row65" style:family="table-row">
      <style:table-row-properties style:min-row-height="0.5in"/>
    </style:style>
    <style:style style:name="TableCell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68" style:parent-style-name="DefaultParagraphFont" style:family="text">
      <style:text-properties style:font-name="Linux Biolinum O" style:font-name-complex="Linux Biolinum O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69" style:parent-style-name="DefaultParagraphFont" style:family="text">
      <style:text-properties style:font-name="Linux Biolinum O" style:font-name-complex="Linux Biolinum O" fo:font-size="20pt" style:font-size-asian="20pt"/>
    </style:style>
    <style:style style:name="T70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Cell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73" style:parent-style-name="DefaultParagraphFont" style:family="text">
      <style:text-properties style:font-name="Linux Biolinum O" style:font-name-complex="Linux Biolinum O" fo:font-size="20pt" style:font-size-asian="20pt"/>
    </style:style>
    <style:style style:name="T74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Row75" style:family="table-row">
      <style:table-row-properties style:min-row-height="0.5in"/>
    </style:style>
    <style:style style:name="TableCell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style:font-name="Linux Biolinum O" style:font-name-complex="Linux Biolinum O" fo:font-weight="bold" style:font-weight-asian="bold" fo:font-size="20pt" style:font-size-asian="20pt" style:text-underline-type="single" style:text-underline-style="solid" style:text-underline-width="auto" style:text-underline-mode="continuous"/>
    </style:style>
    <style:style style:name="T79" style:parent-style-name="DefaultParagraphFont" style:family="text">
      <style:text-properties style:font-name="Linux Biolinum O" style:font-name-complex="Linux Biolinum O" fo:font-size="20pt" style:font-size-asian="20pt"/>
    </style:style>
    <style:style style:name="T80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="Linux Biolinum O" style:font-name-complex="Linux Biolinum O" fo:font-size="20pt" style:font-size-asian="20pt"/>
    </style:style>
    <style:style style:name="T84" style:parent-style-name="DefaultParagraphFont" style:family="text">
      <style:text-properties style:font-name="Linux Biolinum O" style:font-name-complex="Linux Biolinum O" fo:color="#808080" fo:font-size="14pt" style:font-size-asian="14pt" style:font-size-complex="16pt"/>
    </style:style>
    <style:style style:name="P85" style:parent-style-name="Normal" style:family="paragraph">
      <style:text-properties style:font-name="Linux Biolinum O" style:font-name-complex="Linux Biolinum O"/>
    </style:style>
    <style:style style:name="P86" style:parent-style-name="Normal" style:family="paragraph">
      <style:text-properties style:font-name="Linux Biolinum O" style:font-name-complex="Linux Biolinum O"/>
    </style:style>
    <style:style style:name="P87" style:parent-style-name="Normal" style:family="paragraph">
      <style:text-properties style:font-name="Linux Biolinum O" style:font-name-complex="Linux Biolinum O"/>
    </style:style>
    <style:style style:name="P88" style:parent-style-name="Normal" style:family="paragraph">
      <style:text-properties style:font-name="Linux Biolinum O" style:font-name-complex="Linux Biolinum O"/>
    </style:style>
    <style:style style:name="T89" style:parent-style-name="DefaultParagraphFont" style:family="text">
      <style:text-properties style:font-name="Linux Biolinum O" style:font-name-complex="Linux Biolinum O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MASTER</text:span><text:span text:style-name="T8"><text:s/>.doc</text:span><text:span text:style-name="T9"><text:s/></text:span><text:span text:style-name="T10">Don’t use me!</text:span></text:p>
          </table:table-cell>
          <table:table-cell table:style-name="TableCell11">
            <text:p text:style-name="P12"><text:span text:style-name="T13">Precise 0.0.0<text:s/></text:span><text:span text:style-name="T14">Label-default</text:span></text:p>
          </table:table-cell>
        </table:table-row>
        <table:table-row table:style-name="TableRow15">
          <table:table-cell table:style-name="TableCell16">
            <text:p text:style-name="P17"><text:span text:style-name="T18">MASTER</text:span><text:span text:style-name="T19"><text:s/>.doc<text:s/></text:span><text:span text:style-name="T20">Don’t use me!</text:span></text:p>
          </table:table-cell>
          <table:table-cell table:style-name="TableCell21">
            <text:p text:style-name="P22"><text:span text:style-name="T23">Precise 0.0.0<text:s/></text:span><text:span text:style-name="T24">Label-default</text:span></text:p>
          </table:table-cell>
        </table:table-row>
        <table:table-row table:style-name="TableRow25">
          <table:table-cell table:style-name="TableCell26">
            <text:p text:style-name="P27"><text:span text:style-name="T28">MASTER</text:span><text:span text:style-name="T29"><text:s/>.doc<text:s/></text:span><text:span text:style-name="T30">Don’t use me!</text:span></text:p>
          </table:table-cell>
          <table:table-cell table:style-name="TableCell31">
            <text:p text:style-name="P32"><text:span text:style-name="T33">Precise 0.0.0<text:s/></text:span><text:span text:style-name="T34">Label-default</text:span></text:p>
          </table:table-cell>
        </table:table-row>
        <table:table-row table:style-name="TableRow35">
          <table:table-cell table:style-name="TableCell36">
            <text:p text:style-name="P37"><text:span text:style-name="T38">MASTER</text:span><text:span text:style-name="T39"><text:s/>.doc<text:s/></text:span><text:span text:style-name="T40">Don’t use me!</text:span></text:p>
          </table:table-cell>
          <table:table-cell table:style-name="TableCell41">
            <text:p text:style-name="P42"><text:span text:style-name="T43">Precise 0.0.0<text:s/></text:span><text:span text:style-name="T44">Label-default</text:span></text:p>
          </table:table-cell>
        </table:table-row>
        <table:table-row table:style-name="TableRow45">
          <table:table-cell table:style-name="TableCell46">
            <text:p text:style-name="P47"><text:span text:style-name="T48">MASTER</text:span><text:span text:style-name="T49"><text:s/>.doc<text:s/></text:span><text:span text:style-name="T50">Don’t use me!</text:span></text:p>
          </table:table-cell>
          <table:table-cell table:style-name="TableCell51">
            <text:p text:style-name="P52"><text:span text:style-name="T53">Precise 0.0.0<text:s/></text:span><text:span text:style-name="T54">Label-default</text:span></text:p>
          </table:table-cell>
        </table:table-row>
        <table:table-row table:style-name="TableRow55">
          <table:table-cell table:style-name="TableCell56">
            <text:p text:style-name="P57"><text:span text:style-name="T58">MASTER</text:span><text:span text:style-name="T59"><text:s/>.doc<text:s/></text:span><text:span text:style-name="T60">Don’t use me!</text:span></text:p>
          </table:table-cell>
          <table:table-cell table:style-name="TableCell61">
            <text:p text:style-name="P62"><text:span text:style-name="T63">Precise 0.0.0<text:s/></text:span><text:span text:style-name="T64">Label-default</text:span></text:p>
          </table:table-cell>
        </table:table-row>
        <table:table-row table:style-name="TableRow65">
          <table:table-cell table:style-name="TableCell66">
            <text:p text:style-name="P67"><text:span text:style-name="T68">MASTER</text:span><text:span text:style-name="T69"><text:s/>.doc<text:s/></text:span><text:span text:style-name="T70">Don’t use me!</text:span></text:p>
          </table:table-cell>
          <table:table-cell table:style-name="TableCell71">
            <text:p text:style-name="P72"><text:span text:style-name="T73">Precise 0.0.0<text:s/></text:span><text:span text:style-name="T74">Label-default</text:span></text:p>
          </table:table-cell>
        </table:table-row>
        <table:table-row table:style-name="TableRow75">
          <table:table-cell table:style-name="TableCell76">
            <text:p text:style-name="P77"><text:span text:style-name="T78">MASTER</text:span><text:span text:style-name="T79"><text:s/>.doc<text:s/></text:span><text:span text:style-name="T80">Don’t use me!</text:span></text:p>
          </table:table-cell>
          <table:table-cell table:style-name="TableCell81">
            <text:p text:style-name="P82"><text:span text:style-name="T83">Precise 0.0.0<text:s/></text:span><text:span text:style-name="T84">Label-default</text:span></text:p>
          </table:table-cell>
        </table:table-row>
      </table:table>
      <text:p text:style-name="P85"/>
      <text:p text:style-name="P86">Fonts: Linux Biolinum O</text:p>
      <text:p text:style-name="P87">Colors: Black<text:s/>(RGB<text:s/>0,0,0) #000000,<text:s/>Grey<text:s/>(RGB<text:s/>128,128,128)<text:s/>#808080</text:p>
      <text:p text:style-name="P88">Label height:<text:s/>0.5 in</text:p>
      <text:p text:style-name="Normal"><text:span text:style-name="T89">Label width: 4.5 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nux Biolinum O" svg:font-family="Linux Biolinum O" style:font-family-generic="moder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arlie Wang</meta:initial-creator>
    <dc:creator>Jeremy Wang</dc:creator>
    <meta:creation-date>2015-07-09T05:35:00Z</meta:creation-date>
    <dc:date>2015-07-09T05:35:00Z</dc:date>
    <meta:template xlink:href="Normal.dotm" xlink:type="simple"/>
    <meta:editing-cycles>2</meta:editing-cycles>
    <meta:editing-duration>PT0S</meta:editing-duration>
    <meta:document-statistic meta:page-count="1" meta:paragraph-count="1" meta:word-count="85" meta:character-count="571" meta:row-count="4" meta:non-whitespace-character-count="487"/>
  </office:meta>
</office:document-meta>
</file>